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fo:font-weight="bold" style:font-size-asian="12pt" style:font-weight-asian="bold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анкт-Петербургский государственный университет </text:p>
      <text:p text:style-name="P2">информационных технологий, механики и оптики</text:p>
      <text:p text:style-name="P3"/>
      <text:p text:style-name="P1"><text:span text:style-name="T3">V</text:span><text:span text:style-name="T3">I</text:span><text:span text:style-name="T2"> Всероссийская межвузовская конференция молодых ученых</text:span></text:p>
      <text:p text:style-name="P3"/>
      <text:p text:style-name="P2">Рекомендация научного руководителя</text:p>
      <text:p text:style-name="P3"/>
      <text:p text:style-name="P3"/>
      <text:p text:style-name="P4"/>
      <text:p text:style-name="P5"><text:span text:style-name="T1">Магистр Кононенко Сергей Андреевич <text:s/>рекомендуется к выступлению на </text:span><text:span text:style-name="T4">VI</text:span><text:span text:style-name="T1"> Всероссийской межвузовской конференции молодых ученых с докладом «Синтез регуляторов с помощью генетических алгоритмов»</text:span></text:p>
      <text:p text:style-name="P4"/>
      <text:p text:style-name="P4"/>
      <text:p text:style-name="P4"/>
      <text:p text:style-name="P5"><text:span text:style-name="T1">Научный руководитель: Бойков Владимир Иванович, к.т.н, доцент, СПбГУ ИТМО.</text:span></text:p>
      <text:p text:style-name="P5"><text:span text:style-name="T1"/></text:p>
      <text:p text:style-name="P4">Подпись: __________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гский государственный университет </dc:title>
    <meta:initial-creator>Имя</meta:initial-creator>
    <meta:creation-date>2008-10-01T11:44:00</meta:creation-date>
    <dc:creator>Sergey Kononenko</dc:creator>
    <dc:date>2012-02-28T14:20:26</dc:date>
    <meta:editing-cycles>5</meta:editing-cycles>
    <meta:editing-duration>PT3M</meta:editing-duration>
    <meta:document-statistic meta:table-count="0" meta:image-count="0" meta:object-count="0" meta:page-count="1" meta:paragraph-count="7" meta:word-count="50" meta:character-count="464" meta:non-whitespace-character-count="419"/>
    <meta:generator>LibreOffice/3.4$Linux LibreOffice_project/340m1$Build-502</meta:generator>
    <meta:user-defined meta:name="_AdHocReviewCycleID" meta:value-type="float">1735003448</meta:user-defined>
    <meta:user-defined meta:name="_AuthorEmail">fppo@mail.ifmo.ru</meta:user-defined>
    <meta:user-defined meta:name="_AuthorEmailDisplayName">Деканат ФППО</meta:user-defined>
    <meta:user-defined meta:name="_EmailSubject">КМУ III</meta:user-defined>
    <meta:user-defined meta:name="_ReviewingToolsShownOnce" meta:value-type="string"/>
  </office:meta>
</office:document-meta>
</file>